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1">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3">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3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0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8-11<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HE ASKING (8:1-22): Israel asks Samuel for a king.<text:s text:c="1"/></text:span></text:p>
            <text:p text:style-name="a438" text:class-names="" text:cond-style-name=""><text:span text:style-name="a437" text:class-names=""/></text:p>
          </draw:text-box>
          <svg:title/>
          <svg:desc/>
        </draw:frame>
      </draw:page>
      <draw:page draw:name="Slide2" draw:style-name="a440" draw:master-page-name="Master1-Layout12-tx-Title-and-Text" presentation:presentation-page-layout-name="Master1-PPL12" draw:id="Slide-257">
        <draw:frame draw:id="id85" presentation:style-name="a444" draw:name="Title 1" svg:x="1.38in" svg:y="0.4in" svg:width="10.6in" svg:height="1.44965in" presentation:class="title" presentation:placeholder="false">
          <draw:text-box>
            <text:p text:style-name="a443" text:class-names="" text:cond-style-name=""><text:span text:style-name="a441" text:class-names="">THE ASKING (8:1-22): Israel asks Samuel for a king.<text:s text:c="1"/></text:span><text:span text:style-name="a442" text:class-names=""/></text:p>
          </draw:text-box>
          <svg:title/>
          <svg:desc/>
        </draw:frame>
        <draw:frame draw:id="id86" presentation:style-name="a457" draw:name="Text Placeholder 2" svg:x="1.38in" svg:y="2in" svg:width="9.4in" svg:height="4.75868in" presentation:class="outline" presentation:placeholder="false">
          <draw:text-box>
            <text:list text:style-name="a447">
              <text:list-item>
                <text:p text:style-name="a446" text:class-names="" text:cond-style-name=""><text:span text:style-name="a445" text:class-names=""><text:s text:c="1"/>The logic (8:1-5): The people request a king because Samuel is old, his sons are corrupt, and the surrounding nations have kings.<text:s text:c="1"/></text:span></text:p>
              </text:list-item>
            </text:list>
            <text:list text:style-name="a450">
              <text:list-item>
                <text:p text:style-name="a449" text:class-names="" text:cond-style-name=""><text:span text:style-name="a448" text:class-names=""><text:s text:c="1"/>The lamentation (8:6-9): This request upsets Samuel, but the Lord assures him that the people are rejecting God, not him.<text:s text:c="1"/></text:span></text:p>
              </text:list-item>
            </text:list>
            <text:list text:style-name="a453">
              <text:list-item>
                <text:p text:style-name="a452" text:class-names="" text:cond-style-name=""><text:span text:style-name="a451" text:class-names=""><text:s text:c="1"/>The liabilities (8:10-22): Samuel explains the consequences of allowing a king to rule over them.<text:s text:c="1"/></text:span></text:p>
              </text:list-item>
            </text:list>
            <text:list text:style-name="a456">
              <text:list-item>
                <text:p text:style-name="a455" text:class-names="" text:cond-style-name=""><text:span text:style-name="a454" text:class-names=""/></text:p>
              </text:list-item>
            </text:list>
          </draw:text-box>
          <svg:title/>
          <svg:desc/>
        </draw:frame>
      </draw:page>
      <draw:page draw:name="Slide3" draw:style-name="a458" draw:master-page-name="Master1-Layout12-tx-Title-and-Text" presentation:presentation-page-layout-name="Master1-PPL12" draw:id="Slide-258">
        <draw:frame draw:id="id87" presentation:style-name="a462" draw:name="Title 1" svg:x="1.38in" svg:y="0.4in" svg:width="10.6in" svg:height="1.44965in" presentation:class="title" presentation:placeholder="false">
          <draw:text-box>
            <text:p text:style-name="a461" text:class-names="" text:cond-style-name=""><text:span text:style-name="a459" text:class-names=""><text:s text:c="1"/>The liabilities (8:10-22): Samuel explains the consequences of allowing a king to rule over them.<text:s text:c="1"/></text:span><text:span text:style-name="a460" text:class-names=""/></text:p>
          </draw:text-box>
          <svg:title/>
          <svg:desc/>
        </draw:frame>
        <draw:frame draw:id="id88" presentation:style-name="a472" draw:name="Text Placeholder 2" svg:x="1.38in" svg:y="2in" svg:width="9.4in" svg:height="4.75868in" presentation:class="outline" presentation:placeholder="false">
          <draw:text-box>
            <text:list text:style-name="a465">
              <text:list-item>
                <text:p text:style-name="a464" text:class-names="" text:cond-style-name=""><text:span text:style-name="a463" text:class-names=""><text:s text:c="1"/>The review (8:10-18): A king will force military service and slave labour upon their sons and daughters and impose heavy taxes on them.<text:s text:c="1"/></text:span></text:p>
              </text:list-item>
            </text:list>
            <text:list text:style-name="a468">
              <text:list-item>
                <text:p text:style-name="a467" text:class-names="" text:cond-style-name=""><text:span text:style-name="a466" text:class-names=""><text:s text:c="1"/>The refusal (8:19-22): In spite of Samuel's warning, the people still demand a king!<text:s text:c="1"/></text:span></text:p>
              </text:list-item>
            </text:list>
            <text:list text:style-name="a471">
              <text:list-item>
                <text:p text:style-name="a470" text:class-names="" text:cond-style-name=""><text:span text:style-name="a469" text:class-names=""/></text:p>
              </text:list-item>
            </text:list>
          </draw:text-box>
          <svg:title/>
          <svg:desc/>
        </draw:frame>
      </draw:page>
      <draw:page draw:name="Slide4" draw:style-name="a473" draw:master-page-name="Master1-Layout12-tx-Title-and-Text" presentation:presentation-page-layout-name="Master1-PPL12" draw:id="Slide-259">
        <draw:frame draw:id="id89" presentation:style-name="a477" draw:name="Title 1" svg:x="1.38in" svg:y="0.4in" svg:width="10.6in" svg:height="1.44965in" presentation:class="title" presentation:placeholder="false">
          <draw:text-box>
            <text:p text:style-name="a476" text:class-names="" text:cond-style-name=""><text:span text:style-name="a474" text:class-names="">THE ASKING (8:1-22): Israel asks Samuel for a king.<text:s text:c="1"/></text:span><text:span text:style-name="a475" text:class-names=""/></text:p>
          </draw:text-box>
          <svg:title/>
          <svg:desc/>
        </draw:frame>
        <draw:frame draw:id="id90" presentation:style-name="a490" draw:name="Text Placeholder 2" svg:x="1.38in" svg:y="2in" svg:width="9.4in" svg:height="4.75868in" presentation:class="outline" presentation:placeholder="false">
          <draw:text-box>
            <text:list text:style-name="a480">
              <text:list-item>
                <text:p text:style-name="a479" text:class-names="" text:cond-style-name=""><text:span text:style-name="a478" text:class-names=""><text:s text:c="1"/>The logic (8:1-5): The people request a king because Samuel is old, his sons are corrupt, and the surrounding nations have kings.<text:s text:c="1"/></text:span></text:p>
              </text:list-item>
            </text:list>
            <text:list text:style-name="a483">
              <text:list-item>
                <text:p text:style-name="a482" text:class-names="" text:cond-style-name=""><text:span text:style-name="a481" text:class-names=""><text:s text:c="1"/>The lamentation (8:6-9): This request upsets Samuel, but the Lord assures him that the people are rejecting God, not him.<text:s text:c="1"/></text:span></text:p>
              </text:list-item>
            </text:list>
            <text:list text:style-name="a486">
              <text:list-item>
                <text:p text:style-name="a485" text:class-names="" text:cond-style-name=""><text:span text:style-name="a484" text:class-names=""><text:s text:c="1"/>The liabilities (8:10-22): Samuel explains the consequences of allowing a king to rule over them.<text:s text:c="1"/></text:span></text:p>
              </text:list-item>
            </text:list>
            <text:list text:style-name="a489">
              <text:list-item>
                <text:p text:style-name="a488" text:class-names="" text:cond-style-name=""><text:span text:style-name="a487" text:class-names=""/></text:p>
              </text:list-item>
            </text:list>
          </draw:text-box>
          <svg:title/>
          <svg:desc/>
        </draw:frame>
      </draw:page>
      <draw:page draw:name="Slide5" draw:style-name="a491" draw:master-page-name="Master1-Layout12-tx-Title-and-Text" presentation:presentation-page-layout-name="Master1-PPL12" draw:id="Slide-260">
        <draw:frame draw:id="id91" presentation:style-name="a495" draw:name="Title 1" svg:x="1.38in" svg:y="0.4in" svg:width="10.6in" svg:height="1.44965in" presentation:class="title" presentation:placeholder="false">
          <draw:text-box>
            <text:p text:style-name="a494" text:class-names="" text:cond-style-name=""><text:span text:style-name="a492" text:class-names="">1 SAMUEL 8-11<text:s text:c="1"/></text:span><text:span text:style-name="a493" text:class-names=""/></text:p>
          </draw:text-box>
          <svg:title/>
          <svg:desc/>
        </draw:frame>
        <draw:frame draw:id="id92" presentation:style-name="a505" draw:name="Text Placeholder 2" svg:x="1.38in" svg:y="2in" svg:width="9.4in" svg:height="4.75868in" presentation:class="outline" presentation:placeholder="false">
          <draw:text-box>
            <text:list text:style-name="a498">
              <text:list-item>
                <text:p text:style-name="a497" text:class-names="" text:cond-style-name=""><text:span text:style-name="a496" text:class-names="">THE ASKING (8:1-22): Israel asks Samuel for a king.<text:s text:c="1"/></text:span></text:p>
              </text:list-item>
            </text:list>
            <text:list text:style-name="a501">
              <text:list-item>
                <text:p text:style-name="a500" text:class-names="" text:cond-style-name=""><text:span text:style-name="a499" text:class-names="">THE ACQUISITION (9:1-27): Samuel acquires a king for Israel, a man named Saul.<text:s text:c="1"/></text:span></text:p>
              </text:list-item>
            </text:list>
            <text:list text:style-name="a504">
              <text:list-item>
                <text:p text:style-name="a503" text:class-names="" text:cond-style-name=""><text:span text:style-name="a502" text:class-names=""/></text:p>
              </text:list-item>
            </text:list>
          </draw:text-box>
          <svg:title/>
          <svg:desc/>
        </draw:frame>
      </draw:page>
      <draw:page draw:name="Slide6" draw:style-name="a506" draw:master-page-name="Master1-Layout12-tx-Title-and-Text" presentation:presentation-page-layout-name="Master1-PPL12" draw:id="Slide-261">
        <draw:frame draw:id="id93" presentation:style-name="a510" draw:name="Title 1" svg:x="1.38in" svg:y="0.4in" svg:width="10.6in" svg:height="1.44965in" presentation:class="title" presentation:placeholder="false">
          <draw:text-box>
            <text:p text:style-name="a509" text:class-names="" text:cond-style-name=""><text:span text:style-name="a507" text:class-names="">THE ACQUISITION (9:1-27): Samuel acquires a king for Israel, a man named Saul.<text:s text:c="1"/></text:span><text:span text:style-name="a508" text:class-names=""/></text:p>
          </draw:text-box>
          <svg:title/>
          <svg:desc/>
        </draw:frame>
        <draw:frame draw:id="id94" presentation:style-name="a520" draw:name="Text Placeholder 2" svg:x="1.38in" svg:y="2in" svg:width="9.4in" svg:height="4.75868in" presentation:class="outline" presentation:placeholder="false">
          <draw:text-box>
            <text:list text:style-name="a513">
              <text:list-item>
                <text:p text:style-name="a512" text:class-names="" text:cond-style-name=""><text:span text:style-name="a511" text:class-names=""><text:s text:c="1"/>The person (9:1-2): The Lord chooses Saul to become the first king of Israel. Saul is a tall, handsome man from the tribe of Benjamin.<text:s text:c="1"/></text:span></text:p>
              </text:list-item>
            </text:list>
            <text:list text:style-name="a516">
              <text:list-item>
                <text:p text:style-name="a515" text:class-names="" text:cond-style-name=""><text:span text:style-name="a514" text:class-names=""><text:s text:c="1"/>The particulars (9:3-27)<text:s text:c="1"/></text:span></text:p>
              </text:list-item>
            </text:list>
            <text:list text:style-name="a519">
              <text:list-item>
                <text:p text:style-name="a518" text:class-names="" text:cond-style-name=""><text:span text:style-name="a517" text:class-names=""/></text:p>
              </text:list-item>
            </text:list>
          </draw:text-box>
          <svg:title/>
          <svg:desc/>
        </draw:frame>
      </draw:page>
      <draw:page draw:name="Slide7" draw:style-name="a521" draw:master-page-name="Master1-Layout1-title-Title-Slide" presentation:presentation-page-layout-name="Master1-PPL1" draw:id="Slide-262">
        <draw:frame draw:id="id95" presentation:style-name="a525" draw:name="Title 1" svg:x="1.38in" svg:y="0.83in" svg:width="10.3in" svg:height="4.42in" presentation:class="title" presentation:placeholder="false">
          <draw:text-box>
            <text:p text:style-name="a524" text:class-names="" text:cond-style-name=""><text:span text:style-name="a522" text:class-names=""><text:s text:c="1"/>The particulars (9:3-27)<text:s text:c="1"/></text:span><text:span text:style-name="a523" text:class-names=""/></text:p>
          </draw:text-box>
          <svg:title/>
          <svg:desc/>
        </draw:frame>
        <draw:frame draw:id="id96" presentation:style-name="a530" draw:name="Subtitle 2" svg:x="1.38in" svg:y="5.25in" svg:width="10.3in" svg:height="1.85in" presentation:class="subtitle" presentation:placeholder="false">
          <draw:text-box>
            <text:p text:style-name="a527" text:class-names="" text:cond-style-name=""><text:span text:style-name="a526" text:class-names=""><text:s text:c="1"/>The mission of Saul (9:3-13)<text:s text:c="1"/></text:span></text:p>
            <text:p text:style-name="a529" text:class-names="" text:cond-style-name=""><text:span text:style-name="a528" text:class-names=""/></text:p>
          </draw:text-box>
          <svg:title/>
          <svg:desc/>
        </draw:frame>
      </draw:page>
      <draw:page draw:name="Slide8" draw:style-name="a531" draw:master-page-name="Master1-Layout12-tx-Title-and-Text" presentation:presentation-page-layout-name="Master1-PPL12" draw:id="Slide-263">
        <draw:frame draw:id="id97" presentation:style-name="a535" draw:name="Title 1" svg:x="1.38in" svg:y="0.4in" svg:width="10.6in" svg:height="1.44965in" presentation:class="title" presentation:placeholder="false">
          <draw:text-box>
            <text:p text:style-name="a534" text:class-names="" text:cond-style-name=""><text:span text:style-name="a532" text:class-names=""><text:s text:c="1"/>The mission of Saul (9:3-13)<text:s text:c="1"/></text:span><text:span text:style-name="a533" text:class-names=""/></text:p>
          </draw:text-box>
          <svg:title/>
          <svg:desc/>
        </draw:frame>
        <draw:frame draw:id="id98" presentation:style-name="a545" draw:name="Text Placeholder 2" svg:x="1.38in" svg:y="2in" svg:width="9.4in" svg:height="4.75868in" presentation:class="outline" presentation:placeholder="false">
          <draw:text-box>
            <text:list text:style-name="a538">
              <text:list-item>
                <text:p text:style-name="a537" text:class-names="" text:cond-style-name=""><text:span text:style-name="a536" text:class-names=""><text:s text:c="1"/>The search (9:3-5): Saul is sent by his father to locate some donkeys that have strayed; he does not find them.<text:s text:c="1"/></text:span></text:p>
              </text:list-item>
            </text:list>
            <text:list text:style-name="a541">
              <text:list-item>
                <text:p text:style-name="a540" text:class-names="" text:cond-style-name=""><text:span text:style-name="a539" text:class-names=""><text:s text:c="1"/>The suggestion (9:6-13): One of Saul's servants advises him to ask a seer concerning the whereabouts of the lost donkeys.<text:s text:c="1"/></text:span></text:p>
              </text:list-item>
            </text:list>
            <text:list text:style-name="a544">
              <text:list-item>
                <text:p text:style-name="a543" text:class-names="" text:cond-style-name=""><text:span text:style-name="a542" text:class-names=""/></text:p>
              </text:list-item>
            </text:list>
          </draw:text-box>
          <svg:title/>
          <svg:desc/>
        </draw:frame>
      </draw:page>
      <draw:page draw:name="Slide9" draw:style-name="a546" draw:master-page-name="Master1-Layout12-tx-Title-and-Text" presentation:presentation-page-layout-name="Master1-PPL12" draw:id="Slide-264">
        <draw:frame draw:id="id99" presentation:style-name="a550" draw:name="Title 1" svg:x="1.38in" svg:y="0.4in" svg:width="10.6in" svg:height="1.44965in" presentation:class="title" presentation:placeholder="false">
          <draw:text-box>
            <text:p text:style-name="a549" text:class-names="" text:cond-style-name=""><text:span text:style-name="a547" text:class-names=""><text:s text:c="1"/>The particulars (9:3-27)<text:s text:c="1"/></text:span><text:span text:style-name="a548" text:class-names=""/></text:p>
          </draw:text-box>
          <svg:title/>
          <svg:desc/>
        </draw:frame>
        <draw:frame draw:id="id100" presentation:style-name="a563" draw:name="Text Placeholder 2" svg:x="1.38in" svg:y="2in" svg:width="9.4in" svg:height="4.75868in" presentation:class="outline" presentation:placeholder="false">
          <draw:text-box>
            <text:list text:style-name="a553">
              <text:list-item>
                <text:p text:style-name="a552" text:class-names="" text:cond-style-name=""><text:span text:style-name="a551" text:class-names=""><text:s text:c="1"/>The mission of Saul (9:3-13)<text:s text:c="1"/></text:span></text:p>
              </text:list-item>
            </text:list>
            <text:list text:style-name="a556">
              <text:list-item>
                <text:p text:style-name="a555" text:class-names="" text:cond-style-name=""><text:span text:style-name="a554" text:class-names=""><text:s text:c="1"/>The message to Samuel (9:14-16): In the meantime, the Lord tells Samuel that he is sending a man from the tribe of Benjamin to become Israel's first king.<text:s text:c="1"/></text:span></text:p>
              </text:list-item>
            </text:list>
            <text:list text:style-name="a559">
              <text:list-item>
                <text:p text:style-name="a558" text:class-names="" text:cond-style-name=""><text:span text:style-name="a557" text:class-names=""><text:s text:c="1"/>The meeting of both (9:17-27): As Saul approaches Samuel to ask where the seer lives, the Lord tells Samuel that this is the man who will be king.<text:s text:c="1"/></text:span></text:p>
              </text:list-item>
            </text:list>
            <text:list text:style-name="a562">
              <text:list-item>
                <text:p text:style-name="a561" text:class-names="" text:cond-style-name=""><text:span text:style-name="a560" text:class-names=""/></text:p>
              </text:list-item>
            </text:list>
          </draw:text-box>
          <svg:title/>
          <svg:desc/>
        </draw:frame>
      </draw:page>
      <draw:page draw:name="Slide10" draw:style-name="a564" draw:master-page-name="Master1-Layout12-tx-Title-and-Text" presentation:presentation-page-layout-name="Master1-PPL12" draw:id="Slide-265">
        <draw:frame draw:id="id101" presentation:style-name="a568" draw:name="Title 1" svg:x="1.38in" svg:y="0.4in" svg:width="10.6in" svg:height="1.44965in" presentation:class="title" presentation:placeholder="false">
          <draw:text-box>
            <text:p text:style-name="a567" text:class-names="" text:cond-style-name=""><text:span text:style-name="a565" text:class-names=""><text:s text:c="1"/>The meeting of both (9:17-27): As Saul approaches Samuel to ask where the seer lives, the Lord tells Samuel that this is the man who will be king.<text:s text:c="1"/></text:span><text:span text:style-name="a566" text:class-names=""/></text:p>
          </draw:text-box>
          <svg:title/>
          <svg:desc/>
        </draw:frame>
        <draw:frame draw:id="id102" presentation:style-name="a581" draw:name="Text Placeholder 2" svg:x="1.38in" svg:y="2in" svg:width="9.4in" svg:height="4.75868in" presentation:class="outline" presentation:placeholder="false">
          <draw:text-box>
            <text:list text:style-name="a571">
              <text:list-item>
                <text:p text:style-name="a570" text:class-names="" text:cond-style-name=""><text:span text:style-name="a569" text:class-names=""><text:s text:c="1"/>Samuel's assurance (9:17-20): Samuel tells Saul that the missing donkeys have been found and that he is the focus of Israel's hopes!<text:s text:c="1"/></text:span></text:p>
              </text:list-item>
            </text:list>
            <text:list text:style-name="a574">
              <text:list-item>
                <text:p text:style-name="a573" text:class-names="" text:cond-style-name=""><text:span text:style-name="a572" text:class-names=""><text:s text:c="1"/>Saul's amazement (9:21): Saul finds this difficult to believe, pointing out that he comes from an unimportant family from Benjamin, Israel's smallest tribe.<text:s text:c="1"/></text:span></text:p>
              </text:list-item>
            </text:list>
            <text:list text:style-name="a577">
              <text:list-item>
                <text:p text:style-name="a576" text:class-names="" text:cond-style-name=""><text:span text:style-name="a575" text:class-names=""><text:s text:c="1"/>Saul's actions (9:22-27): Samuel prepares a meal for Saul and his servants and specially honours him. Later Samuel makes accommodations for Saul and sends him on his way.<text:s text:c="1"/></text:span></text:p>
              </text:list-item>
            </text:list>
            <text:list text:style-name="a580">
              <text:list-item>
                <text:p text:style-name="a579" text:class-names="" text:cond-style-name=""><text:span text:style-name="a578" text:class-names=""/></text:p>
              </text:list-item>
            </text:list>
          </draw:text-box>
          <svg:title/>
          <svg:desc/>
        </draw:frame>
      </draw:page>
      <draw:page draw:name="Slide11" draw:style-name="a582" draw:master-page-name="Master1-Layout12-tx-Title-and-Text" presentation:presentation-page-layout-name="Master1-PPL12" draw:id="Slide-266">
        <draw:frame draw:id="id103" presentation:style-name="a586" draw:name="Title 1" svg:x="1.38in" svg:y="0.4in" svg:width="10.6in" svg:height="1.44965in" presentation:class="title" presentation:placeholder="false">
          <draw:text-box>
            <text:p text:style-name="a585" text:class-names="" text:cond-style-name=""><text:span text:style-name="a583" text:class-names=""><text:s text:c="1"/>The particulars (9:3-27)<text:s text:c="1"/></text:span><text:span text:style-name="a584" text:class-names=""/></text:p>
          </draw:text-box>
          <svg:title/>
          <svg:desc/>
        </draw:frame>
        <draw:frame draw:id="id104" presentation:style-name="a599" draw:name="Text Placeholder 2" svg:x="1.38in" svg:y="2in" svg:width="9.4in" svg:height="4.75868in" presentation:class="outline" presentation:placeholder="false">
          <draw:text-box>
            <text:list text:style-name="a589">
              <text:list-item>
                <text:p text:style-name="a588" text:class-names="" text:cond-style-name=""><text:span text:style-name="a587" text:class-names=""><text:s text:c="1"/>The mission of Saul (9:3-13)<text:s text:c="1"/></text:span></text:p>
              </text:list-item>
            </text:list>
            <text:list text:style-name="a592">
              <text:list-item>
                <text:p text:style-name="a591" text:class-names="" text:cond-style-name=""><text:span text:style-name="a590" text:class-names=""><text:s text:c="1"/>The message to Samuel (9:14-16): In the meantime, the Lord tells Samuel that he is sending a man from the tribe of Benjamin to become Israel's first king.<text:s text:c="1"/></text:span></text:p>
              </text:list-item>
            </text:list>
            <text:list text:style-name="a595">
              <text:list-item>
                <text:p text:style-name="a594" text:class-names="" text:cond-style-name=""><text:span text:style-name="a593" text:class-names=""><text:s text:c="1"/>The meeting of both (9:17-27): As Saul approaches Samuel to ask where the seer lives, the Lord tells Samuel that this is the man who will be king.<text:s text:c="1"/></text:span></text:p>
              </text:list-item>
            </text:list>
            <text:list text:style-name="a598">
              <text:list-item>
                <text:p text:style-name="a597" text:class-names="" text:cond-style-name=""><text:span text:style-name="a596" text:class-names=""/></text:p>
              </text:list-item>
            </text:list>
          </draw:text-box>
          <svg:title/>
          <svg:desc/>
        </draw:frame>
      </draw:page>
      <draw:page draw:name="Slide12" draw:style-name="a600" draw:master-page-name="Master1-Layout12-tx-Title-and-Text" presentation:presentation-page-layout-name="Master1-PPL12" draw:id="Slide-267">
        <draw:frame draw:id="id105" presentation:style-name="a604" draw:name="Title 1" svg:x="1.38in" svg:y="0.4in" svg:width="10.6in" svg:height="1.44965in" presentation:class="title" presentation:placeholder="false">
          <draw:text-box>
            <text:p text:style-name="a603" text:class-names="" text:cond-style-name=""><text:span text:style-name="a601" text:class-names="">THE ACQUISITION (9:1-27): Samuel acquires a king for Israel, a man named Saul.<text:s text:c="1"/></text:span><text:span text:style-name="a602" text:class-names=""/></text:p>
          </draw:text-box>
          <svg:title/>
          <svg:desc/>
        </draw:frame>
        <draw:frame draw:id="id106" presentation:style-name="a614" draw:name="Text Placeholder 2" svg:x="1.38in" svg:y="2in" svg:width="9.4in" svg:height="4.75868in" presentation:class="outline" presentation:placeholder="false">
          <draw:text-box>
            <text:list text:style-name="a607">
              <text:list-item>
                <text:p text:style-name="a606" text:class-names="" text:cond-style-name=""><text:span text:style-name="a605" text:class-names=""><text:s text:c="1"/>The person (9:1-2): The Lord chooses Saul to become the first king of Israel. Saul is a tall, handsome man from the tribe of Benjamin.<text:s text:c="1"/></text:span></text:p>
              </text:list-item>
            </text:list>
            <text:list text:style-name="a610">
              <text:list-item>
                <text:p text:style-name="a609" text:class-names="" text:cond-style-name=""><text:span text:style-name="a608" text:class-names=""><text:s text:c="1"/>The particulars (9:3-27)<text:s text:c="1"/></text:span></text:p>
              </text:list-item>
            </text:list>
            <text:list text:style-name="a613">
              <text:list-item>
                <text:p text:style-name="a612" text:class-names="" text:cond-style-name=""><text:span text:style-name="a611" text:class-names=""/></text:p>
              </text:list-item>
            </text:list>
          </draw:text-box>
          <svg:title/>
          <svg:desc/>
        </draw:frame>
      </draw:page>
      <draw:page draw:name="Slide13" draw:style-name="a615" draw:master-page-name="Master1-Layout12-tx-Title-and-Text" presentation:presentation-page-layout-name="Master1-PPL12" draw:id="Slide-268">
        <draw:frame draw:id="id107" presentation:style-name="a619" draw:name="Title 1" svg:x="1.38in" svg:y="0.4in" svg:width="10.6in" svg:height="1.44965in" presentation:class="title" presentation:placeholder="false">
          <draw:text-box>
            <text:p text:style-name="a618" text:class-names="" text:cond-style-name=""><text:span text:style-name="a616" text:class-names="">1 SAMUEL 8-11<text:s text:c="1"/></text:span><text:span text:style-name="a617" text:class-names=""/></text:p>
          </draw:text-box>
          <svg:title/>
          <svg:desc/>
        </draw:frame>
        <draw:frame draw:id="id108" presentation:style-name="a632" draw:name="Text Placeholder 2" svg:x="1.38in" svg:y="2in" svg:width="9.4in" svg:height="4.75868in" presentation:class="outline" presentation:placeholder="false">
          <draw:text-box>
            <text:list text:style-name="a622">
              <text:list-item>
                <text:p text:style-name="a621" text:class-names="" text:cond-style-name=""><text:span text:style-name="a620" text:class-names="">THE ASKING (8:1-22): Israel asks Samuel for a king.<text:s text:c="1"/></text:span></text:p>
              </text:list-item>
            </text:list>
            <text:list text:style-name="a625">
              <text:list-item>
                <text:p text:style-name="a624" text:class-names="" text:cond-style-name=""><text:span text:style-name="a623" text:class-names="">THE ACQUISITION (9:1-27): Samuel acquires a king for Israel, a man named Saul.<text:s text:c="1"/></text:span></text:p>
              </text:list-item>
            </text:list>
            <text:list text:style-name="a628">
              <text:list-item>
                <text:p text:style-name="a627" text:class-names="" text:cond-style-name=""><text:span text:style-name="a626" text:class-names="">THE ANOINTING (10:1-27): just before Saul leaves, Samuel anoints him as the next king of Israel.<text:s text:c="1"/></text:span></text:p>
              </text:list-item>
            </text:list>
            <text:list text:style-name="a631">
              <text:list-item>
                <text:p text:style-name="a630" text:class-names="" text:cond-style-name=""><text:span text:style-name="a629" text:class-names=""/></text:p>
              </text:list-item>
            </text:list>
          </draw:text-box>
          <svg:title/>
          <svg:desc/>
        </draw:frame>
      </draw:page>
      <draw:page draw:name="Slide14" draw:style-name="a633" draw:master-page-name="Master1-Layout1-title-Title-Slide" presentation:presentation-page-layout-name="Master1-PPL1" draw:id="Slide-269">
        <draw:frame draw:id="id109" presentation:style-name="a637" draw:name="Title 1" svg:x="1.38in" svg:y="0.83in" svg:width="10.3in" svg:height="4.42in" presentation:class="title" presentation:placeholder="false">
          <draw:text-box>
            <text:p text:style-name="a636" text:class-names="" text:cond-style-name=""><text:span text:style-name="a634" text:class-names="">THE ANOINTING (10:1-27): just before Saul leaves, Samuel anoints him as the next king of Israel.<text:s text:c="1"/></text:span><text:span text:style-name="a635" text:class-names=""/></text:p>
          </draw:text-box>
          <svg:title/>
          <svg:desc/>
        </draw:frame>
        <draw:frame draw:id="id110" presentation:style-name="a642" draw:name="Subtitle 2" svg:x="1.38in" svg:y="5.25in" svg:width="10.3in" svg:height="1.85in" presentation:class="subtitle" presentation:placeholder="false">
          <draw:text-box>
            <text:p text:style-name="a639" text:class-names="" text:cond-style-name=""><text:span text:style-name="a638" text:class-names=""><text:s text:c="1"/>The proof (10:1-9): Samuel anoints Saul and tells him that several signs will demonstrate that he has indeed been chosen as Israel's king. These signs are fulfilled after Saul leaves Samuel:<text:s text:c="1"/></text:span></text:p>
            <text:p text:style-name="a641" text:class-names="" text:cond-style-name=""><text:span text:style-name="a640" text:class-names=""/></text:p>
          </draw:text-box>
          <svg:title/>
          <svg:desc/>
        </draw:frame>
      </draw:page>
      <draw:page draw:name="Slide15" draw:style-name="a643" draw:master-page-name="Master1-Layout12-tx-Title-and-Text" presentation:presentation-page-layout-name="Master1-PPL12" draw:id="Slide-270">
        <draw:frame draw:id="id111" presentation:style-name="a647" draw:name="Title 1" svg:x="1.38in" svg:y="0.4in" svg:width="10.6in" svg:height="1.44965in" presentation:class="title" presentation:placeholder="false">
          <draw:text-box>
            <text:p text:style-name="a646" text:class-names="" text:cond-style-name=""><text:span text:style-name="a644" text:class-names=""><text:s text:c="1"/>The proof (10:1-9): Samuel anoints Saul and tells him that several signs will demonstrate that he has indeed been chosen as Israel's king. These signs are fulfilled after Saul leaves Samuel:<text:s text:c="1"/></text:span><text:span text:style-name="a645" text:class-names=""/></text:p>
          </draw:text-box>
          <svg:title/>
          <svg:desc/>
        </draw:frame>
        <draw:frame draw:id="id112" presentation:style-name="a663" draw:name="Text Placeholder 2" svg:x="1.38in" svg:y="2in" svg:width="9.4in" svg:height="4.75868in" presentation:class="outline" presentation:placeholder="false">
          <draw:text-box>
            <text:list text:style-name="a650">
              <text:list-item>
                <text:p text:style-name="a649" text:class-names="" text:cond-style-name=""><text:span text:style-name="a648" text:class-names=""><text:s text:c="1"/>The message of two men (10:2): Two men will tell Saul that the donkeys have been found and that his father is worried about him.<text:s text:c="1"/></text:span></text:p>
              </text:list-item>
            </text:list>
            <text:list text:style-name="a653">
              <text:list-item>
                <text:p text:style-name="a652" text:class-names="" text:cond-style-name=""><text:span text:style-name="a651" text:class-names=""><text:s text:c="1"/>The meal of three men (10:3-4): Three men will offer Saul two loaves of bread.<text:s text:c="1"/></text:span></text:p>
              </text:list-item>
            </text:list>
            <text:list text:style-name="a656">
              <text:list-item>
                <text:p text:style-name="a655" text:class-names="" text:cond-style-name=""><text:span text:style-name="a654" text:class-names=""><text:s text:c="1"/>The music of some prophets (10:5): Saul will meet some prophets coming down from a hill and playing music.<text:s text:c="1"/></text:span></text:p>
              </text:list-item>
            </text:list>
            <text:list text:style-name="a659">
              <text:list-item>
                <text:p text:style-name="a658" text:class-names="" text:cond-style-name=""><text:span text:style-name="a657" text:class-names=""><text:s text:c="1"/>The ministry of the Spirit (10:6): The Spirit of the Lord will come upon Saul and cause him to prophesy with the prophets.<text:s text:c="1"/></text:span></text:p>
              </text:list-item>
            </text:list>
            <text:list text:style-name="a662">
              <text:list-item>
                <text:p text:style-name="a661" text:class-names="" text:cond-style-name=""><text:span text:style-name="a660" text:class-names=""/></text:p>
              </text:list-item>
            </text:list>
          </draw:text-box>
          <svg:title/>
          <svg:desc/>
        </draw:frame>
      </draw:page>
      <draw:page draw:name="Slide16" draw:style-name="a664" draw:master-page-name="Master1-Layout12-tx-Title-and-Text" presentation:presentation-page-layout-name="Master1-PPL12" draw:id="Slide-271">
        <draw:frame draw:id="id113" presentation:style-name="a668" draw:name="Title 1" svg:x="1.38in" svg:y="0.4in" svg:width="10.6in" svg:height="1.44965in" presentation:class="title" presentation:placeholder="false">
          <draw:text-box>
            <text:p text:style-name="a667" text:class-names="" text:cond-style-name=""><text:span text:style-name="a665" text:class-names="">THE ANOINTING (10:1-27): just before Saul leaves, Samuel anoints him as the next king of Israel.<text:s text:c="1"/></text:span><text:span text:style-name="a666" text:class-names=""/></text:p>
          </draw:text-box>
          <svg:title/>
          <svg:desc/>
        </draw:frame>
        <draw:frame draw:id="id114" presentation:style-name="a690" draw:name="Text Placeholder 2" svg:x="1.38in" svg:y="2in" svg:width="9.4in" svg:height="4.75868in" presentation:class="outline" presentation:placeholder="false">
          <draw:text-box>
            <text:list text:style-name="a671">
              <text:list-item>
                <text:p text:style-name="a670" text:class-names="" text:cond-style-name=""><text:span text:style-name="a669" text:class-names=""><text:s text:c="1"/>The proof (10:1-9): Samuel anoints Saul and tells him that several signs will demonstrate that he has indeed been chosen as Israel's king. These signs are fulfilled after Saul leaves Samuel:<text:s text:c="1"/></text:span></text:p>
              </text:list-item>
            </text:list>
            <text:list text:style-name="a674">
              <text:list-item>
                <text:p text:style-name="a673" text:class-names="" text:cond-style-name=""><text:span text:style-name="a672" text:class-names=""><text:s text:c="1"/>The proverb (10:10-12): Saul's prophetic experience so amazes his friends that they create a proverbial expression "Is Saul a prophet?"<text:s text:c="1"/></text:span></text:p>
              </text:list-item>
            </text:list>
            <text:list text:style-name="a677">
              <text:list-item>
                <text:p text:style-name="a676" text:class-names="" text:cond-style-name=""><text:span text:style-name="a675" text:class-names=""><text:s text:c="1"/>The placating (10:13-16): When Saul returns from his trip, his uncle asks him where he has been. Saul tells him that he went to see Samuel and that the donkeys have been found, but he does not mention being anointed king of Israel.<text:s text:c="1"/></text:span></text:p>
              </text:list-item>
            </text:list>
            <text:list text:style-name="a680">
              <text:list-item>
                <text:p text:style-name="a679" text:class-names="" text:cond-style-name=""><text:span text:style-name="a678" text:class-names=""><text:s text:c="1"/>The presentation (10:17-24): At Mizpah Samuel introduces Saul to the people as their king, although Saul must be brought out from his hiding place among the baggage!<text:s text:c="1"/></text:span></text:p>
              </text:list-item>
            </text:list>
            <text:list text:style-name="a683">
              <text:list-item>
                <text:p text:style-name="a682" text:class-names="" text:cond-style-name=""><text:span text:style-name="a681" text:class-names=""><text:s text:c="1"/>The parchment (10:25): Samuel writes the king's responsibilities in a book and deposits it in the Tabernacle.<text:s text:c="1"/></text:span></text:p>
              </text:list-item>
            </text:list>
            <text:list text:style-name="a686">
              <text:list-item>
                <text:p text:style-name="a685" text:class-names="" text:cond-style-name=""><text:span text:style-name="a684" text:class-names=""><text:s text:c="1"/>The positions (10:26-27): Some support Saul and become his constant companions; others oppose him and refuse to bring him gifts.<text:s text:c="1"/></text:span></text:p>
              </text:list-item>
            </text:list>
            <text:list text:style-name="a689">
              <text:list-item>
                <text:p text:style-name="a688" text:class-names="" text:cond-style-name=""><text:span text:style-name="a687" text:class-names=""/></text:p>
              </text:list-item>
            </text:list>
          </draw:text-box>
          <svg:title/>
          <svg:desc/>
        </draw:frame>
      </draw:page>
      <draw:page draw:name="Slide17" draw:style-name="a691" draw:master-page-name="Master1-Layout12-tx-Title-and-Text" presentation:presentation-page-layout-name="Master1-PPL12" draw:id="Slide-272">
        <draw:frame draw:id="id115" presentation:style-name="a695" draw:name="Title 1" svg:x="1.38in" svg:y="0.4in" svg:width="10.6in" svg:height="1.44965in" presentation:class="title" presentation:placeholder="false">
          <draw:text-box>
            <text:p text:style-name="a694" text:class-names="" text:cond-style-name=""><text:span text:style-name="a692" text:class-names="">1 SAMUEL 8-11<text:s text:c="1"/></text:span><text:span text:style-name="a693" text:class-names=""/></text:p>
          </draw:text-box>
          <svg:title/>
          <svg:desc/>
        </draw:frame>
        <draw:frame draw:id="id116" presentation:style-name="a711" draw:name="Text Placeholder 2" svg:x="1.38in" svg:y="2in" svg:width="9.4in" svg:height="4.75868in" presentation:class="outline" presentation:placeholder="false">
          <draw:text-box>
            <text:list text:style-name="a698">
              <text:list-item>
                <text:p text:style-name="a697" text:class-names="" text:cond-style-name=""><text:span text:style-name="a696" text:class-names="">THE ASKING (8:1-22): Israel asks Samuel for a king.<text:s text:c="1"/></text:span></text:p>
              </text:list-item>
            </text:list>
            <text:list text:style-name="a701">
              <text:list-item>
                <text:p text:style-name="a700" text:class-names="" text:cond-style-name=""><text:span text:style-name="a699" text:class-names="">THE ACQUISITION (9:1-27): Samuel acquires a king for Israel, a man named Saul.<text:s text:c="1"/></text:span></text:p>
              </text:list-item>
            </text:list>
            <text:list text:style-name="a704">
              <text:list-item>
                <text:p text:style-name="a703" text:class-names="" text:cond-style-name=""><text:span text:style-name="a702" text:class-names="">THE ANOINTING (10:1-27): just before Saul leaves, Samuel anoints him as the next king of Israel.<text:s text:c="1"/></text:span></text:p>
              </text:list-item>
            </text:list>
            <text:list text:style-name="a707">
              <text:list-item>
                <text:p text:style-name="a706" text:class-names="" text:cond-style-name=""><text:span text:style-name="a705" text:class-names="">THE AFFIRMATION (11:1-15): Through military victory and a second coronation, Saul's kingship is affirmed.<text:s text:c="1"/></text:span></text:p>
              </text:list-item>
            </text:list>
            <text:list text:style-name="a710">
              <text:list-item>
                <text:p text:style-name="a709" text:class-names="" text:cond-style-name=""><text:span text:style-name="a708" text:class-names=""/></text:p>
              </text:list-item>
            </text:list>
          </draw:text-box>
          <svg:title/>
          <svg:desc/>
        </draw:frame>
      </draw:page>
      <draw:page draw:name="Slide18" draw:style-name="a712" draw:master-page-name="Master1-Layout1-title-Title-Slide" presentation:presentation-page-layout-name="Master1-PPL1" draw:id="Slide-273">
        <draw:frame draw:id="id117" presentation:style-name="a716" draw:name="Title 1" svg:x="1.38in" svg:y="0.83in" svg:width="10.3in" svg:height="4.42in" presentation:class="title" presentation:placeholder="false">
          <draw:text-box>
            <text:p text:style-name="a715" text:class-names="" text:cond-style-name=""><text:span text:style-name="a713" text:class-names="">THE AFFIRMATION (11:1-15): Through military victory and a second coronation, Saul's kingship is affirmed.<text:s text:c="1"/></text:span><text:span text:style-name="a714" text:class-names=""/></text:p>
          </draw:text-box>
          <svg:title/>
          <svg:desc/>
        </draw:frame>
        <draw:frame draw:id="id118" presentation:style-name="a721" draw:name="Subtitle 2" svg:x="1.38in" svg:y="5.25in" svg:width="10.3in" svg:height="1.85in" presentation:class="subtitle" presentation:placeholder="false">
          <draw:text-box>
            <text:p text:style-name="a718" text:class-names="" text:cond-style-name=""><text:span text:style-name="a717" text:class-names=""><text:s text:c="1"/>The crisis (11: 1-11)<text:s text:c="1"/></text:span></text:p>
            <text:p text:style-name="a720" text:class-names="" text:cond-style-name=""><text:span text:style-name="a719" text:class-names=""/></text:p>
          </draw:text-box>
          <svg:title/>
          <svg:desc/>
        </draw:frame>
      </draw:page>
      <draw:page draw:name="Slide19" draw:style-name="a722" draw:master-page-name="Master1-Layout12-tx-Title-and-Text" presentation:presentation-page-layout-name="Master1-PPL12" draw:id="Slide-274">
        <draw:frame draw:id="id119" presentation:style-name="a726" draw:name="Title 1" svg:x="1.38in" svg:y="0.4in" svg:width="10.6in" svg:height="1.44965in" presentation:class="title" presentation:placeholder="false">
          <draw:text-box>
            <text:p text:style-name="a725" text:class-names="" text:cond-style-name=""><text:span text:style-name="a723" text:class-names=""><text:s text:c="1"/>The crisis (11: 1-11)<text:s text:c="1"/></text:span><text:span text:style-name="a724" text:class-names=""/></text:p>
          </draw:text-box>
          <svg:title/>
          <svg:desc/>
        </draw:frame>
        <draw:frame draw:id="id120" presentation:style-name="a742" draw:name="Text Placeholder 2" svg:x="1.38in" svg:y="2in" svg:width="9.4in" svg:height="4.75868in" presentation:class="outline" presentation:placeholder="false">
          <draw:text-box>
            <text:list text:style-name="a729">
              <text:list-item>
                <text:p text:style-name="a728" text:class-names="" text:cond-style-name=""><text:span text:style-name="a727" text:class-names=""><text:s text:c="1"/>The demand (11:1-2): A cruel Ammonite king named Nahash surrounds the Israelite town of Jabesh-gilead. When the people ask for a peace treaty, he demands they allow him to gouge out the right eye of every citizen!<text:s text:c="1"/></text:span></text:p>
              </text:list-item>
            </text:list>
            <text:list text:style-name="a732">
              <text:list-item>
                <text:p text:style-name="a731" text:class-names="" text:cond-style-name=""><text:span text:style-name="a730" text:class-names=""><text:s text:c="1"/>The desperation (11:3): The elders ask for seven days to see if they can find someone to rescue them.<text:s text:c="1"/></text:span></text:p>
              </text:list-item>
            </text:list>
            <text:list text:style-name="a735">
              <text:list-item>
                <text:p text:style-name="a734" text:class-names="" text:cond-style-name=""><text:span text:style-name="a733" text:class-names=""><text:s text:c="1"/>The decree (11:4-10): Upon learning of this, a furious and Spirit-filled Saul sends out a call to arms and gathers an army to fight against Nahash.<text:s text:c="1"/></text:span></text:p>
              </text:list-item>
            </text:list>
            <text:list text:style-name="a738">
              <text:list-item>
                <text:p text:style-name="a737" text:class-names="" text:cond-style-name=""><text:span text:style-name="a736" text:class-names=""><text:s text:c="1"/>The deliverance (11:11): Saul and his army destroy Nahash's forces and save Jabesh-gilead.<text:s text:c="1"/></text:span></text:p>
              </text:list-item>
            </text:list>
            <text:list text:style-name="a741">
              <text:list-item>
                <text:p text:style-name="a740" text:class-names="" text:cond-style-name=""><text:span text:style-name="a739" text:class-names=""/></text:p>
              </text:list-item>
            </text:list>
          </draw:text-box>
          <svg:title/>
          <svg:desc/>
        </draw:frame>
      </draw:page>
      <draw:page draw:name="Slide20" draw:style-name="a743" draw:master-page-name="Master1-Layout12-tx-Title-and-Text" presentation:presentation-page-layout-name="Master1-PPL12" draw:id="Slide-275">
        <draw:frame draw:id="id121" presentation:style-name="a747" draw:name="Title 1" svg:x="1.38in" svg:y="0.4in" svg:width="10.6in" svg:height="1.44965in" presentation:class="title" presentation:placeholder="false">
          <draw:text-box>
            <text:p text:style-name="a746" text:class-names="" text:cond-style-name=""><text:span text:style-name="a744" text:class-names="">THE AFFIRMATION (11:1-15): Through military victory and a second coronation, Saul's kingship is affirmed.<text:s text:c="1"/></text:span><text:span text:style-name="a745" text:class-names=""/></text:p>
          </draw:text-box>
          <svg:title/>
          <svg:desc/>
        </draw:frame>
        <draw:frame draw:id="id122" presentation:style-name="a757" draw:name="Text Placeholder 2" svg:x="1.38in" svg:y="2in" svg:width="9.4in" svg:height="4.75868in" presentation:class="outline" presentation:placeholder="false">
          <draw:text-box>
            <text:list text:style-name="a750">
              <text:list-item>
                <text:p text:style-name="a749" text:class-names="" text:cond-style-name=""><text:span text:style-name="a748" text:class-names=""><text:s text:c="1"/>The crisis (11: 1-11)<text:s text:c="1"/></text:span></text:p>
              </text:list-item>
            </text:list>
            <text:list text:style-name="a753">
              <text:list-item>
                <text:p text:style-name="a752" text:class-names="" text:cond-style-name=""><text:span text:style-name="a751" text:class-names=""><text:s text:c="1"/>The confirmation (11:12-15): Saul has now proven his ability to reign and is reconfirmed as king by Samuel and the people at Gilgal.<text:s text:c="1"/></text:span></text:p>
              </text:list-item>
            </text:list>
            <text:list text:style-name="a756">
              <text:list-item>
                <text:p text:style-name="a755" text:class-names="" text:cond-style-name=""><text:span text:style-name="a754" text:class-names=""/></text:p>
              </text:list-item>
            </text:list>
          </draw:text-box>
          <svg:title/>
          <svg:desc/>
        </draw:frame>
      </draw:page>
      <draw:page draw:name="Slide21" draw:style-name="a758" draw:master-page-name="Master1-Layout12-tx-Title-and-Text" presentation:presentation-page-layout-name="Master1-PPL12" draw:id="Slide-276">
        <draw:frame draw:id="id123" presentation:style-name="a762" draw:name="Title 1" svg:x="1.38in" svg:y="0.4in" svg:width="10.6in" svg:height="1.44965in" presentation:class="title" presentation:placeholder="false">
          <draw:text-box>
            <text:p text:style-name="a761" text:class-names="" text:cond-style-name=""><text:span text:style-name="a759" text:class-names="">1 SAMUEL 8-11<text:s text:c="1"/></text:span><text:span text:style-name="a760" text:class-names=""/></text:p>
          </draw:text-box>
          <svg:title/>
          <svg:desc/>
        </draw:frame>
        <draw:frame draw:id="id124" presentation:style-name="a778" draw:name="Text Placeholder 2" svg:x="1.38in" svg:y="2in" svg:width="9.4in" svg:height="4.75868in" presentation:class="outline" presentation:placeholder="false">
          <draw:text-box>
            <text:list text:style-name="a765">
              <text:list-item>
                <text:p text:style-name="a764" text:class-names="" text:cond-style-name=""><text:span text:style-name="a763" text:class-names="">THE ASKING (8:1-22): Israel asks Samuel for a king.<text:s text:c="1"/></text:span></text:p>
              </text:list-item>
            </text:list>
            <text:list text:style-name="a768">
              <text:list-item>
                <text:p text:style-name="a767" text:class-names="" text:cond-style-name=""><text:span text:style-name="a766" text:class-names="">THE ACQUISITION (9:1-27): Samuel acquires a king for Israel, a man named Saul.<text:s text:c="1"/></text:span></text:p>
              </text:list-item>
            </text:list>
            <text:list text:style-name="a771">
              <text:list-item>
                <text:p text:style-name="a770" text:class-names="" text:cond-style-name=""><text:span text:style-name="a769" text:class-names="">THE ANOINTING (10:1-27): just before Saul leaves, Samuel anoints him as the next king of Israel.<text:s text:c="1"/></text:span></text:p>
              </text:list-item>
            </text:list>
            <text:list text:style-name="a774">
              <text:list-item>
                <text:p text:style-name="a773" text:class-names="" text:cond-style-name=""><text:span text:style-name="a772" text:class-names="">THE AFFIRMATION (11:1-15): Through military victory and a second coronation, Saul's kingship is affirmed.<text:s text:c="1"/></text:span></text:p>
              </text:list-item>
            </text:list>
            <text:list text:style-name="a777">
              <text:list-item>
                <text:p text:style-name="a776" text:class-names="" text:cond-style-name=""><text:span text:style-name="a77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8-11 </dc:title>
    <meta:initial-creator>David STRICKLAND</meta:initial-creator>
    <dc:creator>David STRICKLAND</dc:creator>
    <meta:creation-date>2020-02-24T11:15:51Z</meta:creation-date>
    <dc:date>2020-02-24T11:15:52Z</dc:date>
    <meta:template xlink:href="BibleStudy" xlink:type="simple"/>
    <meta:editing-cycles>1</meta:editing-cycles>
    <meta:editing-duration>PT0S</meta:editing-duration>
    <meta:document-statistic meta:paragraph-count="77" meta:word-count="1535"/>
  </office:meta>
</office:document-meta>
</file>